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14pt" officeooo:paragraph-rsid="000bc6a3" style:font-name-asian="Noto Sans CJK KR" style:font-size-asian="14pt" style:font-size-complex="14pt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14pt" officeooo:paragraph-rsid="004e5dd8" style:font-name-asian="Noto Sans CJK KR" style:font-size-asian="14pt" style:font-size-complex="14pt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14pt" officeooo:rsid="004e5dd8" officeooo:paragraph-rsid="004e5dd8" style:font-name-asian="Noto Sans CJK KR" style:font-size-asian="14pt" style:font-size-complex="14pt"/>
    </style:style>
    <style:style style:name="P6" style:family="paragraph" style:parent-style-name="Text_20_body">
      <style:paragraph-properties fo:text-align="start" style:justify-single-word="false"/>
      <style:text-properties fo:font-size="8pt" officeooo:paragraph-rsid="000bc6a3" style:font-name-asian="Noto Sans CJK KR" style:font-size-asian="8pt" style:font-size-complex="8pt"/>
    </style:style>
    <style:style style:name="P7" style:family="paragraph" style:parent-style-name="Title">
      <style:paragraph-properties fo:text-align="start" style:justify-single-word="false"/>
      <style:text-properties fo:font-size="18pt" officeooo:paragraph-rsid="000bc6a3" style:font-name-asian="Noto Sans CJK KR" style:font-size-asian="18pt" style:font-size-complex="18pt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愛不釋手</text:p>
      <text:p text:style-name="P6"/>
      <text:p text:style-name="P3">若問我一生何求</text:p>
      <text:p text:style-name="P3"/>
      <text:p text:style-name="P3">我想告訴你</text:p>
      <text:p text:style-name="P3">我所求很簡單</text:p>
      <text:p text:style-name="P3"/>
      <text:p text:style-name="P3">喝着春天的米酒</text:p>
      <text:p text:style-name="P5">品着雨後的初茶</text:p>
      <text:p text:style-name="P3">沉醉於你的酥乳</text:p>
      <text:p text:style-name="P3">醒來時</text:p>
      <text:p text:style-name="P3">已是秋色漫黃昏</text:p>
      <text:p text:style-name="P3"/>
      <text:p text:style-name="P3">仍是</text:p>
      <text:p text:style-name="P3">抱着你</text:p>
      <text:p text:style-name="P3"/>
      <text:p text:style-name="P4">愛</text:p>
      <text:p text:style-name="P4">不釋手</text:p>
      <text:p text:style-name="P4"/>
      <text:p text:style-name="P4"/>
      <text:section text:style-name="Sect1" text:name="Section1"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text:soft-page-break/></text:p>
        <text:p text:style-name="P2"/>
        <text:p text:style-name="P2"/>
        <text:p text:style-name="P2"/>
      </text:section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14T16:43:06.916743517</dc:date>
    <meta:editing-duration>PT1H49M11S</meta:editing-duration>
    <meta:editing-cycles>57</meta:editing-cycles>
    <meta:document-statistic meta:table-count="0" meta:image-count="0" meta:object-count="0" meta:page-count="2" meta:paragraph-count="13" meta:word-count="62" meta:character-count="62" meta:non-whitespace-character-count="62"/>
  </office:meta>
</office:document-meta>
</file>